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Raleway" svg:font-family="Ralewa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25.7cm" fo:margin-top="0cm" fo:margin-bottom="0cm" table:align="margins"/>
    </style:style>
    <style:style style:name="Table1.A" style:family="table-column">
      <style:table-column-properties style:column-width="4.283cm" style:rel-column-width="10922*"/>
    </style:style>
    <style:style style:name="Table1.F" style:family="table-column">
      <style:table-column-properties style:column-width="4.284cm" style:rel-column-width="10925*"/>
    </style:style>
    <style:style style:name="Table1.1" style:family="table-row">
      <style:table-row-properties style:row-height="1.36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DejaVu Sans" fo:font-size="14pt" fo:font-weight="normal" officeooo:paragraph-rsid="001cbce3" style:font-size-asian="12.1000003814697pt" style:font-size-complex="14pt"/>
    </style:style>
    <style:style style:name="P2" style:family="paragraph" style:parent-style-name="Standard">
      <style:text-properties style:font-name="Raleway" fo:font-size="14pt" officeooo:rsid="001cbce3" officeooo:paragraph-rsid="001cbce3" style:font-size-asian="12.25pt" style:font-size-complex="14pt"/>
    </style:style>
    <style:style style:name="P3" style:family="paragraph" style:parent-style-name="Table_20_Contents">
      <style:text-properties style:font-name="DejaVu Sans" fo:font-size="14pt" fo:font-weight="normal" officeooo:paragraph-rsid="001cbce3" style:font-size-asian="12.1000003814697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4pt" fo:font-weight="normal" officeooo:rsid="001cbce3" officeooo:paragraph-rsid="001cbce3" style:font-size-asian="12.1000003814697pt" style:font-weight-asian="normal" style:font-size-complex="14pt" style:font-weight-complex="normal"/>
    </style:style>
    <style:style style:name="P5" style:family="paragraph" style:parent-style-name="Table_20_Contents">
      <style:text-properties style:font-name="DejaVu Sans" fo:font-size="14pt" fo:font-weight="normal" officeooo:paragraph-rsid="001e0c51" style:font-size-asian="14pt" style:font-weight-asian="normal" style:font-size-complex="14pt" style:font-weight-complex="normal"/>
    </style:style>
    <style:style style:name="P6" style:family="paragraph" style:parent-style-name="Standard" style:master-page-name="">
      <style:paragraph-properties fo:margin-left="-0.12cm" fo:margin-right="0cm" fo:margin-top="0cm" fo:margin-bottom="0.801cm" fo:text-indent="0cm" style:auto-text-indent="false" style:page-number="auto"/>
      <style:text-properties style:font-name="Raleway" fo:font-size="40pt" officeooo:rsid="001cbce3" officeooo:paragraph-rsid="001cbce3" style:font-size-asian="40pt" style:font-size-complex="40pt"/>
    </style:style>
    <style:style style:name="P7" style:family="paragraph" style:parent-style-name="Kais_20_Note">
      <style:text-properties officeooo:rsid="0022c053" officeooo:paragraph-rsid="0022c053"/>
    </style:style>
    <style:style style:name="P8" style:family="paragraph" style:parent-style-name="Kais_20_Note">
      <style:text-properties officeooo:rsid="0022c053" officeooo:paragraph-rsid="0024fb02"/>
    </style:style>
    <style:style style:name="T1" style:family="text">
      <style:text-properties officeooo:rsid="001cbce3"/>
    </style:style>
    <style:style style:name="T2" style:family="text">
      <style:text-properties officeooo:rsid="0024264e"/>
    </style:style>
    <style:style style:name="T3" style:family="text">
      <style:text-properties officeooo:rsid="0024fb02"/>
    </style:style>
    <style:style style:name="T4" style:family="text">
      <style:text-properties officeooo:rsid="0026ed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Mein Name</text:span> – <text:span text:style-name="T4">Klasse23h</text:span> <text:span text:style-name="T2">-</text:span> 2011 / 201<text:span text:style-name="T4">2</text:span></text:p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"><text:s text:c="5"/>Stunde / Tag </text:p>
          </table:table-cell>
          <table:table-cell table:style-name="Table1.A1" office:value-type="string">
            <text:p text:style-name="Kais_20_Head">Montag</text:p>
          </table:table-cell>
          <table:table-cell table:style-name="Table1.A1" office:value-type="string">
            <text:p text:style-name="Kais_20_Head">Dienstag</text:p>
          </table:table-cell>
          <table:table-cell table:style-name="Table1.A1" office:value-type="string">
            <text:p text:style-name="Kais_20_Head">Mittwoch</text:p>
          </table:table-cell>
          <table:table-cell table:style-name="Table1.A1" office:value-type="string">
            <text:p text:style-name="Kais_20_Head">Donnerstag</text:p>
          </table:table-cell>
          <table:table-cell table:style-name="Table1.F1" office:value-type="string">
            <text:p text:style-name="Kais_20_Head">Freitag</text:p>
          </table:table-cell>
        </table:table-row>
        <table:table-row table:style-name="Table1.1">
          <table:table-cell table:style-name="Table1.A2" office:value-type="string">
            <text:p text:style-name="P5"><text:s text:c="2"/>1.Stunde</text:p>
          </table:table-cell>
          <table:table-cell table:style-name="Table1.B2" office:value-type="string">
            <text:p text:style-name="P8"><text:span text:style-name="T3"/>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3"><text:span text:style-name="T1"><text:s text:c="2"/></text:span><text:bookmark-start text:name="__DdeLink__0_121951157"/><text:span text:style-name="T1">2.Stunde</text:span><text:bookmark-end text:name="__DdeLink__0_121951157"/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3"><text:span text:style-name="T1"><text:s text:c="2"/>3</text:span><text:bookmark-start text:name="__DdeLink__2_121951157"/><text:span text:style-name="T1">.Stunde</text:span><text:bookmark-end text:name="__DdeLink__2_121951157"/></text:p>
          </table:table-cell>
          <table:table-cell table:style-name="Table1.B2" office:value-type="string">
            <text:p text:style-name="Kais_20_Note"><text:bookmark-start text:name="__DdeLink__81_121951157"/><text:bookmark-end text:name="__DdeLink__81_121951157"/>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1"><text:span text:style-name="T1"><text:s text:c="2"/>4</text:span>.Stunde</text:p>
          </table:table-cell>
          <table:table-cell table:style-name="Table1.B2" office:value-type="string">
            <text:p text:style-name="Kais_20_Note"><text:bookmark-start text:name="__DdeLink__88_121951157"/><text:bookmark-end text:name="__DdeLink__88_121951157"/><text:bookmark-start text:name="__DdeLink__90_121951157"/><text:bookmark-end text:name="__DdeLink__90_121951157"/>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1"><text:span text:style-name="T1"><text:s text:c="2"/>5</text:span>.Stunde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1"><text:span text:style-name="T1"><text:s text:c="2"/>6</text:span>.Stunde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1"><text:span text:style-name="T1"><text:s text:c="2"/>7</text:span>.Stunde</text:p>
          </table:table-cell>
          <table:table-cell table:style-name="Table1.B2" office:value-type="string">
            <text:p text:style-name="Kais_20_Note"><text:bookmark-start text:name="__DdeLink__107_121951157"/><text:bookmark-end text:name="__DdeLink__107_121951157"/>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1"><text:span text:style-name="T1"><text:s text:c="2"/>8</text:span>.Stunde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1"><text:span text:style-name="T1"><text:s text:c="2"/>9</text:span>.Stunde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  <table:table-row table:style-name="Table1.1">
          <table:table-cell table:style-name="Table1.A2" office:value-type="string">
            <text:p text:style-name="P1"><text:span text:style-name="T1">10</text:span>.Stunde</text:p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B2" office:value-type="string">
            <text:p text:style-name="Kais_20_Note"/>
          </table:table-cell>
          <table:table-cell table:style-name="Table1.F2" office:value-type="string">
            <text:p text:style-name="Kais_20_Note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Raleway" svg:font-family="Ralewa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ais_20_Note" style:display-name="Kais Note" style:family="paragraph" style:parent-style-name="Table_20_Contents" style:next-style-name="Kais_20_Main" style:auto-update="true" style:master-page-name="">
      <style:paragraph-properties fo:line-height="100%" fo:text-align="end" style:justify-single-word="false" style:page-number="auto"/>
      <style:text-properties style:font-name="DejaVu Sans" fo:font-size="8pt" fo:font-weight="150" style:font-size-asian="12.1000003814697pt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Kais_20_Main" style:display-name="Kais Main" style:family="paragraph" style:parent-style-name="Kais_20_Note" style:next-style-name="Table_20_Contents" style:auto-update="true" style:master-page-name="">
      <style:paragraph-properties fo:margin-left="0.499cm" fo:margin-right="0cm" fo:line-height="100%" fo:text-align="start" style:justify-single-word="false" fo:text-indent="0cm" style:auto-text-indent="false" style:page-number="auto"/>
      <style:text-properties fo:font-size="14pt" style:font-size-asian="10.5pt"/>
    </style:style>
    <style:style style:name="Kais_20_Head" style:display-name="Kais Head" style:family="paragraph" style:parent-style-name="Table_20_Contents">
      <style:paragraph-properties fo:margin-left="0.499cm" fo:margin-right="0cm" fo:text-align="start" style:justify-single-word="false" fo:text-indent="0cm" style:auto-text-indent="false"/>
      <style:text-properties style:font-name="DejaVu Sans" fo:font-size="14pt" fo:font-weight="normal" officeooo:rsid="001cbce3" style:font-size-asian="12.1000003814697pt" style:font-weight-asian="normal" style:font-size-complex="14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84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2T01:08:43</meta:creation-date>
    <dc:date>2011-09-12T16:57:12</dc:date>
    <meta:editing-duration>PT01H01M03S</meta:editing-duration>
    <meta:editing-cycles>2</meta:editing-cycles>
    <meta:generator>OpenOffice.org/3.2$Linux OpenOffice.org_project/320m19$Build-9505</meta:generator>
    <meta:print-date>2011-09-12T15:23:45</meta:print-date>
    <meta:document-statistic meta:table-count="1" meta:image-count="0" meta:object-count="0" meta:page-count="2" meta:paragraph-count="17" meta:word-count="26" meta:character-count="191"/>
  </office:meta>
</office:document-meta>
</file>